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~{TEST}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MSDATA/IRQ1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~{ADJ}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IRQ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~{IO16}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IRQ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~{ERR7}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IRQ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~{MEM16}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IRQ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~{NPRDY7}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ATCL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D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IRQ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RQ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IRQ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D1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RSTDR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D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VCC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VCC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~{REFRESH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IRQ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D1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OCHRD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D1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IRQ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BD1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~{NOWS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D1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IRQ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D1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~{IOR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D1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IRQ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D1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~{IOW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D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SD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D1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~{SMEMR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1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SD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SD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D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~{SMEMW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D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D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~{MRD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~{DACK0}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SD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D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~{MWT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Q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SD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BD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A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~{DACK1}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SD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D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~{HDCS1}/SA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Q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SD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D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~{HDCS0}/SA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~{DACK2}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D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~{HDEN}/SA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Q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XD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D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SA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~{DACK3}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XD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D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SA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Q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XD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D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SA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~{DACK5}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XD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SA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RQ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DH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A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~{DACK6}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XD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DL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Q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XD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~{WE}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SA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~{DACK7}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XD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~{RAS3}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SA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RQ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XD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SA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~{RDY0}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XTSW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~{RAS2}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SA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XTSW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~{RAS1}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SA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KR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~{RAS0}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PUSPD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IRQ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SA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SCLK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BDATA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~{CAS3H}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SA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POWER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KBCLK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~{CAS3L}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~{BEH}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~{CAS2H}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SA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~{BEL}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K7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~{CAS2L}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~{ROMKBCS}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~{CAS1H}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CLK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GND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~{CAS1L}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OSC14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~{CAS0H}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~{IOCHK}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CLK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~{IRQ8}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~{CAS0L}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2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~{RTCR}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~{MASTER}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2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~{RTCW}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A1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AE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2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WG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~{BHE}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XTAL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A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LA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XTAL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A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LA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~{BUSY7}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VBAT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A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LA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~{WR}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A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LA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~{DC}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MA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MA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LA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~{MIO}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A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MA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LA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STNP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A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MA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LA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CC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33">
          <table:table-cell table:number-columns-repeated="11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N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0:01:39.894515476</meta:creation-date>
    <dc:date>2024-09-11T00:21:42.632937434</dc:date>
    <meta:editing-duration>PT5M54S</meta:editing-duration>
    <meta:editing-cycles>1</meta:editing-cycles>
    <meta:document-statistic meta:table-count="1" meta:cell-count="418" meta:object-count="0"/>
    <meta:generator>LibreOffice/24.2.6.2$Linux_X86_64 LibreOffice_project/420$Build-2</meta:generator>
  </office:meta>
</office:document-meta>
</file>